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2.297cm" style:rel-column-width="1302*"/>
    </style:style>
    <style:style style:name="Table1.B" style:family="table-column">
      <style:table-column-properties style:column-width="2.598cm" style:rel-column-width="1473*"/>
    </style:style>
    <style:style style:name="Table1.C" style:family="table-column">
      <style:table-column-properties style:column-width="2.201cm" style:rel-column-width="1248*"/>
    </style:style>
    <style:style style:name="Table1.D" style:family="table-column">
      <style:table-column-properties style:column-width="1.595cm" style:rel-column-width="904*"/>
    </style:style>
    <style:style style:name="Table1.F" style:family="table-column">
      <style:table-column-properties style:column-width="2.898cm" style:rel-column-width="1643*"/>
    </style:style>
    <style:style style:name="Table1.G" style:family="table-column">
      <style:table-column-properties style:column-width="2.499cm" style:rel-column-width="1417*"/>
    </style:style>
    <style:style style:name="Table1.H" style:family="table-column">
      <style:table-column-properties style:column-width="2.813cm" style:rel-column-width="1595*"/>
    </style:style>
    <style:style style:name="Table1.I" style:family="table-column">
      <style:table-column-properties style:column-width="5.821cm" style:rel-column-width="3300*"/>
    </style:style>
    <style:style style:name="Table1.J" style:family="table-column">
      <style:table-column-properties style:column-width="2.776cm" style:rel-column-width="1574*"/>
    </style:style>
    <style:style style:name="Table1.1" style:family="table-row">
      <style:table-row-properties style:min-row-height="1.09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89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499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2a7654"/>
    </style:style>
    <style:style style:name="P2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0e1dbe" style:font-name-asian="微軟正黑體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微軟正黑體" fo:font-size="10pt" officeooo:paragraph-rsid="0023ea3a" style:font-name-asian="微軟正黑體" style:font-size-asian="10pt" style:font-size-complex="10pt"/>
    </style:style>
    <style:style style:name="P5" style:family="paragraph" style:parent-style-name="Table_20_Contents">
      <style:paragraph-properties fo:margin-top="0.201cm" fo:margin-bottom="0.201cm" style:contextual-spacing="false" fo:line-height="100%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6" style:family="paragraph" style:parent-style-name="Table_20_Contents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8" style:family="paragraph" style:parent-style-name="Table_20_Contents">
      <style:paragraph-properties fo:margin-top="0.201cm" fo:margin-bottom="0.201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101de4" officeooo:paragraph-rsid="00101de4" style:font-name-asian="微軟正黑體" style:font-size-asian="10pt" style:font-size-complex="10pt"/>
    </style:style>
    <style:style style:name="P10" style:family="paragraph" style:parent-style-name="Table_20_Contents">
      <style:text-properties style:font-name="微軟正黑體" fo:font-size="10pt" officeooo:paragraph-rsid="0034c18f" style:font-name-asian="微軟正黑體" style:font-size-asian="10pt" style:font-size-complex="10pt"/>
    </style:style>
    <style:style style:name="P11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微軟正黑體" fo:font-size="10pt" officeooo:rsid="0018f3d7" style:font-name-asian="微軟正黑體" style:font-size-asian="10pt" style:font-size-complex="10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Contents">
      <style:paragraph-properties fo:margin-top="0.101cm" fo:margin-bottom="0.101cm" style:contextual-spacing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ext_20_body">
      <style:paragraph-properties fo:margin-top="0cm" fo:margin-bottom="0.146cm" style:contextual-spacing="false" fo:line-height="0.3cm"/>
      <style:text-properties style:font-name="微軟正黑體" fo:font-size="6pt" officeooo:rsid="002051eb" style:font-name-asian="微軟正黑體" style:font-size-asian="6pt" style:font-size-complex="6pt"/>
    </style:style>
    <style:style style:name="P17" style:family="paragraph" style:parent-style-name="Standard"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style:font-name="微軟正黑體" fo:font-size="10pt" officeooo:paragraph-rsid="0023ea3a" style:font-name-asian="微軟正黑體" style:font-size-asian="10pt" style:font-size-complex="10pt"/>
    </style:style>
    <style:style style:name="P19" style:family="paragraph" style:parent-style-name="Standard">
      <style:text-properties style:font-name="微軟正黑體" style:font-name-asian="微軟正黑體"/>
    </style:style>
    <style:style style:name="P20" style:family="paragraph" style:parent-style-name="Standard">
      <style:paragraph-properties fo:text-align="start" style:justify-single-word="false"/>
      <style:text-properties style:font-name="微軟正黑體" style:font-name-asian="微軟正黑體"/>
    </style:style>
    <style:style style:name="P21" style:family="paragraph" style:parent-style-name="Standard">
      <style:text-properties style:font-name="微軟正黑體" fo:font-size="6.84999990463257pt" officeooo:rsid="001b4d67" style:font-name-asian="微軟正黑體" style:font-size-asian="6pt" style:font-size-complex="6.84999990463257pt"/>
    </style:style>
    <style:style style:name="T1" style:family="text">
      <style:text-properties style:font-name="华文宋体" fo:font-size="10pt" style:font-name-asian="华文宋体" style:font-size-asian="10pt" style:font-size-complex="10pt"/>
    </style:style>
    <style:style style:name="T2" style:family="text">
      <style:text-properties style:font-name="华文宋体" fo:font-size="10pt" officeooo:rsid="001705d0" style:font-name-asian="华文宋体" style:font-size-asian="10pt" style:font-size-complex="10pt"/>
    </style:style>
    <style:style style:name="T3" style:family="text">
      <style:text-properties style:font-name="华文宋体" fo:font-size="10pt" officeooo:rsid="001977ae" style:font-name-asian="华文宋体" style:font-size-asian="10pt" style:font-size-complex="10pt"/>
    </style:style>
    <style:style style:name="T4" style:family="text">
      <style:text-properties officeooo:rsid="000e1dbe"/>
    </style:style>
    <style:style style:name="T5" style:family="text">
      <style:text-properties officeooo:rsid="000e33e5"/>
    </style:style>
    <style:style style:name="T6" style:family="text">
      <style:text-properties officeooo:rsid="0011faf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705d0" style:font-size-asian="10pt" style:font-size-complex="10pt"/>
    </style:style>
    <style:style style:name="T9" style:family="text">
      <style:text-properties fo:font-size="10pt" officeooo:rsid="001977ae" style:font-size-asian="10pt" style:font-size-complex="10pt"/>
    </style:style>
    <style:style style:name="T10" style:family="text">
      <style:text-properties style:font-name="微軟正黑體" fo:font-size="10pt" style:font-name-asian="微軟正黑體" style:font-size-asian="10pt" style:font-size-complex="10pt"/>
    </style:style>
    <style:style style:name="T11" style:family="text">
      <style:text-properties style:font-name="微軟正黑體" fo:font-size="10pt" officeooo:rsid="001705d0" style:font-name-asian="微軟正黑體" style:font-size-asian="10pt" style:font-size-complex="10pt"/>
    </style:style>
    <style:style style:name="T12" style:family="text">
      <style:text-properties style:font-name="微軟正黑體" fo:font-size="10pt" officeooo:rsid="001977ae" style:font-name-asian="微軟正黑體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報修單號" text:name="py3o.o.name"/>
        <text:user-field-decl office:value-type="string" office:string-value="機種/機型" text:name="py3o.l.contract_line.prod_modeltype"/>
        <text:user-field-decl office:value-type="string" office:string-value="機器序號" text:name="py3o.l.contract_line.machine_serial_no"/>
        <text:user-field-decl office:value-type="string" office:string-value="SLA等級" text:name="py3o.o.contract_id.sla.name"/>
        <text:user-field-decl office:value-type="string" office:string-value="處理日期" text:name="py3o.o.cworkdate"/>
        <text:user-field-decl office:value-type="string" office:string-value="報修日期" text:name="py3o.o.bf_repair_date"/>
        <text:user-field-decl office:value-type="string" office:string-value="問題描述" text:name="py3o.l.bf_problem_desc"/>
        <text:user-field-decl office:value-type="string" office:string-value="用料" text:name="py3o.o.bf_crepairparts"/>
        <text:user-field-decl office:value-type="string" office:string-value="處理狀況描述" text:name="py3o.o.bf_cworklog"/>
        <text:user-field-decl office:value-type="string" office:string-value="表單狀態" text:name="py3o.o.bf_memo"/>
        <text:user-field-decl office:value-type="string" office:string-value="報修日期" text:name="py3o.o.bf_repair_datetime"/>
        <text:user-field-decl office:value-type="string" office:string-value="CARE CALL" text:name="py3o.o.bf_ccarecalllog"/>
        <text:user-field-decl office:value-type="string" office:string-value="機種/機型" text:name="py3o.o.bf_cmodeltype"/>
        <text:user-field-decl office:value-type="string" office:string-value="機器序號" text:name="py3o.o.bf_cmachineno"/>
        <text:user-field-decl office:value-type="string" office:string-value="終端客戶" text:name="py3o.o.bf_cendcustomer"/>
        <text:user-field-decl office:value-type="string" office:string-value="連絡客戶" text:name="py3o.o.bf_ccontactuser"/>
        <text:user-field-decl office:value-type="string" office:string-value="連絡人" text:name="py3o.o.bf_ccontactuser1"/>
        <text:user-field-decl office:value-type="string" office:string-value="業務員" text:name="py3o.o.bf_csaleman"/>
        <text:user-field-decl office:value-type="string" office:string-value="工程師" text:name="py3o.o.bf_caeman"/>
        <text:user-field-decl office:value-type="string" office:string-value="廠牌" text:name="py3o.o.bf_cbrandname"/>
        <text:user-field-decl office:value-type="string" office:string-value="報修日期" text:name="py3o.o.bf_repairdate"/>
        <text:user-field-decl office:value-type="string" office:string-value="處理狀況描述" text:name="py3o.o.cworklog"/>
        <text:user-field-decl office:value-type="string" office:string-value="報修單號" text:name="py3o.o.bf_name"/>
        <text:user-field-decl office:value-type="string" office:string-value="處理日期" text:name="py3o.o.bf_cworkdate"/>
        <text:user-field-decl office:value-type="string" office:string-value="SLA等級" text:name="py3o.o.bf_contract_id.bf_sla.bf_name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">報修客戶</text:p>
          </table:table-cell>
          <table:table-cell table:style-name="Table1.A1" office:value-type="string">
            <text:p text:style-name="P3">業務/指派工程師/維修編號</text:p>
          </table:table-cell>
          <table:table-cell table:style-name="Table1.A1" office:value-type="string">
            <text:p text:style-name="P5">報修日期 <text:s text:c="7"/></text:p>
          </table:table-cell>
          <table:table-cell table:style-name="Table1.A1" table:number-columns-spanned="4" office:value-type="string">
            <text:p text:style-name="P6">問題狀況描述</text:p>
          </table:table-cell>
          <table:covered-table-cell/>
          <table:covered-table-cell/>
          <table:covered-table-cell/>
          <table:table-cell table:style-name="Table1.A1" office:value-type="string">
            <text:p text:style-name="P7"><text:span text:style-name="T5">處理日期</text:span></text:p>
          </table:table-cell>
          <table:table-cell table:style-name="Table1.A1" office:value-type="string">
            <text:p text:style-name="P9">目前處理狀況描述</text:p>
          </table:table-cell>
          <table:table-cell table:style-name="Table1.J1" office:value-type="string">
            <text:p text:style-name="P7">表單狀態</text:p>
          </table:table-cell>
        </table:table-row>
        <table:table-row table:style-name="Table1.2">
          <table:table-cell table:style-name="Table1.A7" table:number-columns-spanned="10" office:value-type="string">
            <text:p text:style-name="P1"><text:span text:style-name="T10"><text:s/></text:span><text:a xlink:type="simple" xlink:href="py3o://for=%22l%20in%20o.repair_lines%22" text:style-name="Internet_20_link" text:visited-style-name="Visited_20_Internet_20_Link"><text:span text:style-name="T11">for="l in o.repair_lines"</text:span></text:a><text:span text:style-name="T10"> <text:s text:c="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table:number-rows-spanned="3" office:value-type="string">
            <text:p text:style-name="P10"><text:user-field-get text:name="py3o.o.bf_cendcustomer">終端客戶</text:user-field-get></text:p>
            <text:p text:style-name="P11"/>
            <text:p text:style-name="P11"><text:user-field-get text:name="py3o.o.bf_ccontactuser">連絡客戶</text:user-field-get></text:p>
            <text:p text:style-name="P11"/>
            <text:p text:style-name="P11"><text:user-field-get text:name="py3o.o.bf_ccontactuser1">連絡人</text:user-field-get></text:p>
          </table:table-cell>
          <table:table-cell table:style-name="Table1.B3" table:number-rows-spanned="3" office:value-type="string">
            <text:p text:style-name="P17"><text:user-field-get text:name="py3o.o.bf_csaleman">業務員</text:user-field-get></text:p>
            <text:p text:style-name="P11"/>
            <text:p text:style-name="P11"><text:user-field-get text:name="py3o.o.bf_caeman">工程師</text:user-field-get></text:p>
            <text:p text:style-name="P11"/>
            <text:p text:style-name="P11"><text:user-field-get text:name="py3o.o.bf_name">報修單號</text:user-field-get></text:p>
          </table:table-cell>
          <table:table-cell table:style-name="Table1.C3" table:number-rows-spanned="3" office:value-type="string">
            <text:p text:style-name="P8"><text:user-field-get text:name="py3o.o.bf_repairdate">報修日期</text:user-field-get><text:s/></text:p>
          </table:table-cell>
          <table:table-cell table:style-name="Table1.D3" office:value-type="string">
            <text:p text:style-name="P4"><text:span text:style-name="T4">廠牌</text:span></text:p>
          </table:table-cell>
          <table:table-cell table:style-name="Table1.E3" office:value-type="string">
            <text:p text:style-name="P4">機種/機型</text:p>
          </table:table-cell>
          <table:table-cell table:style-name="Table1.F3" office:value-type="string">
            <text:p text:style-name="P4">機器序號</text:p>
          </table:table-cell>
          <table:table-cell table:style-name="Table1.G3" office:value-type="string">
            <text:p text:style-name="P18"><text:span text:style-name="T5">料號</text:span> </text:p>
          </table:table-cell>
          <table:table-cell table:style-name="Table1.H3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Line2072369033056">
          <table:covered-table-cell table:style-name="Table1.A5"/>
          <table:covered-table-cell table:style-name="Table1.B4"/>
          <table:covered-table-cell table:style-name="Table1.C4"/>
          <table:table-cell table:style-name="Table1.D4" office:value-type="string">
            <text:p text:style-name="P11"><text:user-field-get text:name="py3o.o.bf_cbrandname">廠牌</text:user-field-get></text:p>
          </table:table-cell>
          <table:table-cell table:style-name="Table1.E4" office:value-type="string">
            <text:p text:style-name="P11"><text:user-field-get text:name="py3o.o.bf_cmodeltype">機種/機型</text:user-field-get></text:p>
          </table:table-cell>
          <table:table-cell table:style-name="Table1.F4" office:value-type="string">
            <text:p text:style-name="P11"><text:user-field-get text:name="py3o.o.bf_cmachineno">機器序號</text:user-field-get></text:p>
          </table:table-cell>
          <table:table-cell table:style-name="Table1.G4" office:value-type="string">
            <text:p text:style-name="P12"><text:user-field-get text:name="py3o.o.bf_crepairparts">用料</text:user-field-get></text:p>
          </table:table-cell>
          <table:table-cell table:style-name="Table1.G3" table:number-rows-spanned="2" office:value-type="string">
            <text:p text:style-name="P13"><text:user-field-get text:name="py3o.o.bf_cworkdate">處理日期</text:user-field-get></text:p>
          </table:table-cell>
          <table:table-cell table:style-name="Table1.G3" table:number-rows-spanned="2" office:value-type="string">
            <text:p text:style-name="P8"><text:user-field-get text:name="py3o.o.bf_cworklog">處理狀況描述</text:user-field-get></text:p>
          </table:table-cell>
          <table:table-cell table:style-name="Table1.J4" table:number-rows-spanned="2" office:value-type="string">
            <text:p text:style-name="P15"><text:user-field-get text:name="py3o.o.bf_ccarecalllog">CARE CALL</text:user-field-get></text:p>
          </table:table-cell>
        </table:table-row>
        <table:table-row table:style-name="Table1.5">
          <table:covered-table-cell table:style-name="Table1.A5"/>
          <table:covered-table-cell table:style-name="Table1.B5"/>
          <table:covered-table-cell table:style-name="Table1.C5"/>
          <table:table-cell table:style-name="Table1.D5" table:number-columns-spanned="4" office:value-type="string">
            <text:p text:style-name="P11"><text:user-field-get text:name="py3o.l.bf_problem_desc">問題描述</text:user-field-get></text:p>
          </table:table-cell>
          <table:covered-table-cell/>
          <table:covered-table-cell/>
          <table:covered-table-cell/>
          <table:covered-table-cell table:style-name="Table1.H5"/>
          <table:covered-table-cell table:style-name="Table1.I5"/>
          <table:covered-table-cell table:style-name="Table1.J5"/>
        </table:table-row>
        <table:table-row table:style-name="Table1.6">
          <table:table-cell table:style-name="Table1.A7" table:number-columns-spanned="10" office:value-type="string">
            <text:p text:style-name="P14"><text:span text:style-name="T6">SLA：</text:span><text:span text:style-name="T6"><text:user-field-get text:name="py3o.o.bf_contract_id.bf_sla.bf_name">SLA等級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2369028160">
          <table:table-cell table:style-name="Table1.A7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1"/>
      <text:p text:style-name="P19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19:33:34.799423199</meta:creation-date>
    <dc:date>2022-01-26T10:38:51.068000000</dc:date>
    <meta:editing-duration>PT6H21M33S</meta:editing-duration>
    <meta:editing-cycles>49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9" meta:word-count="119" meta:character-count="192" meta:non-whitespace-character-count="152"/>
  </office:meta>
</office:document-meta>
</file>